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alibri" svg:font-family="Calibri" style:font-family-generic="roman" style:font-pitch="variable"/>
    <style:font-face style:name="Franklin Gothic Book" svg:font-family="'Franklin Gothic Boo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Vide_7e_LT_7e_Gliederung_20_1">
      <style:paragraph-properties fo:margin-top="0.499cm" fo:margin-bottom="0cm" loext:contextual-spacing="false" style:line-height-at-least="0.353cm" fo:text-align="center" style:justify-single-word="false" style:writing-mode="lr-tb"/>
      <style:text-properties fo:font-size="12pt" style:font-size-asian="12pt" style:font-size-complex="12pt"/>
    </style:style>
    <style:style style:name="P2" style:family="paragraph" style:parent-style-name="Vide_7e_LT_7e_Gliederung_20_1">
      <style:paragraph-properties fo:margin-top="0.499cm" fo:margin-bottom="0cm" loext:contextual-spacing="false" style:line-height-at-least="0.353cm" fo:text-align="center" style:justify-single-word="false" style:writing-mode="lr-tb"/>
      <style:text-properties style:font-name="Liberation Serif" fo:font-size="12pt" style:font-size-asian="12pt" style:font-size-complex="12pt"/>
    </style:style>
    <style:style style:name="P3" style:family="paragraph" style:parent-style-name="Standard">
      <style:text-properties officeooo:rsid="00186a54" officeooo:paragraph-rsid="00186a54"/>
    </style:style>
    <style:style style:name="P4" style:family="paragraph" style:parent-style-name="Standard">
      <style:text-properties officeooo:rsid="0018ffa8" officeooo:paragraph-rsid="0018ffa8"/>
    </style:style>
    <style:style style:name="P5" style:family="paragraph" style:parent-style-name="Standard">
      <style:text-properties officeooo:paragraph-rsid="0019b619"/>
    </style:style>
    <style:style style:name="P6" style:family="paragraph" style:parent-style-name="Standard">
      <style:text-properties style:font-name="Liberation Serif" fo:font-size="12pt" officeooo:rsid="0018ffa8" officeooo:paragraph-rsid="0018ffa8" style:font-size-asian="12pt" style:font-size-complex="12pt"/>
    </style:style>
    <style:style style:name="P7" style:family="paragraph" style:parent-style-name="Standard">
      <style:text-properties style:font-name="Liberation Serif" fo:font-size="12pt" officeooo:rsid="0019b619" officeooo:paragraph-rsid="0019b619" style:font-size-asian="12pt" style:font-size-complex="12pt"/>
    </style:style>
    <style:style style:name="T1" style:family="text">
      <style:text-properties officeooo:rsid="0018ffa8"/>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9b619" style:font-size-asian="12pt" style:font-size-complex="12pt"/>
    </style:style>
    <style:style style:name="T5" style:family="text">
      <style:text-properties style:font-name="Liberation Serif" fo:font-size="12pt" officeooo:rsid="001a9f77" style:font-size-asian="12pt" style:font-size-complex="12pt"/>
    </style:style>
    <style:style style:name="T6" style:family="text">
      <style:text-properties officeooo:rsid="001a9f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apo 1 : Je suis paul zanaglia du lycée jules ferry en bts sn et bienvenue à cette revue de projet 3 pour la présentation du rucher connecté.</text:p>
      <text:p text:style-name="P3">Pour rappel, ce projet à pour but de récuperer certaines valeurs (le poids, la température, le nbr d'abeilles…) et les transmettre à une central qui s'occupera d'afficher les valeurs pour l'utilisateur sur ordinateur ou sur une application.</text:p>
      <text:p text:style-name="P3">Les ruches étant souvent dans des lieux isolés cela facilite la gestion de ceux-ci aux apiculteurs.</text:p>
      <text:p text:style-name="P3"/>
      <text:p text:style-name="P3">Diapo 2 : Pour ma paart je devais réaliser la mesure de la masse de la ruche grâce à un capteur optique de distance. Il m'a était demander de rajouter ensuite un bouton pour pouvoir tarer <text:s/>(donc <text:span text:style-name="T6">e en </text:span>déduire le poids brut de la ruche). De plus l'utilisateur devait être informé si la ruche est déplacé, ou volé par exemple <text:span text:style-name="T6">en cas de changement brutal</text:span>. Pour réaliser cela, on m'a imposé * lire ce qu'il y a sur le diapo*.</text:p>
      <text:p text:style-name="P3"/>
      <text:p text:style-name="P3">Diapo 3 : Pour illustrer mon système voici un diagramme de cas d'utilisation *le décrire*</text:p>
      <text:p text:style-name="P3"><text:line-break/>Diapo 4 : voici l'algo qui illustre la programmation * décrire l'algo *</text:p>
      <text:p text:style-name="P3"/>
      <text:p text:style-name="P3">Diapo 5 : J'ai jugé utile d'expliquer comment la valeur de la distance était récupéré  * décrire le programme *</text:p>
      <text:p text:style-name="P3">Pu<text:span text:style-name="T1">is</text:span> grace à cette courbe qui m'a permis de trouver une équation, <text:span text:style-name="T1">j'ai pu convertir la distance en masse.</text:span> </text:p>
      <text:p text:style-name="P3"/>
      <text:p text:style-name="P4">Diapo 6 : Et voici le programme du tarage * decrire *</text:p>
      <text:p text:style-name="P4"/>
      <text:p text:style-name="P4">Diapo 7 : Donc le projet à débuter le 25/01/2018 et s'acheve le 08/06/2018. Dans l'ensemble les temps que je m'étais donner <text:span text:style-name="T6">ont</text:span> été plus ou moins respecter, de plus ou moins 30 min voir 1h. Seulement la mise en commun risque de ne pas être respecter, car il y a du retard dans la mise en commun et surtout le programme n'est vraiment pas opti.</text:p>
      <text:p text:style-name="P4"/>
      <text:p text:style-name="P4">Diapo 8 : Voici donc un tableau simple résumant mes tâches réalisés, en cours et pas faite. *décrire*</text:p>
      <text:p text:style-name="P4"/>
      <text:p text:style-name="P4">Diapo 9 : <text:span text:style-name="T3">Pour réaliser mon systeme de la masse j'ai eu quelques exigences et contrainte</text:span><text:span text:style-name="T5">s</text:span><text:span text:style-name="T3"> à respecter. Comme mesurer le poids <text:s/>de la ruche jusqu'au moins 40kg car une ruche pese environ 35 à 40kg. Et avoir une bonne précision.</text:span></text:p>
      <text:p text:style-name="P6"/>
      <text:p text:style-name="P7">Diapo 10 : * continuer de décrire *</text:p>
      <text:p text:style-name="P7"/>
      <text:p text:style-name="P7">Diapo 11 : <text:s/>* continuer de décrire *</text:p>
      <text:p text:style-name="P7"/>
      <text:p text:style-name="P5"><text:span text:style-name="T4">Diapo 12 : </text:span><text:span text:style-name="T3">Tout d'abord, il fallait s'approprier la façon dont je pouvez programmer le capteur, le défi était donc de selectionner les registres qui m'interessaient. Cependant j'ai dû utilisé certaines fonctions de la librairie du capteur notemment pour le paramétrage pour éviter des soucis de fonctionnement du capteur.</text:span></text:p>
      <text:p text:style-name="P2">Par la suite la mise en commun a était très enrichissant car il a fallu regrouper l'ensemble des travaux de l'ensemble du groupe et s'enrichir des connaissances que les autres avait développer.</text:p>
      <text:p text:style-name="P1"><text:span text:style-name="T2">Cependant par manque de temps, nous ne pourrons peut-être pas finir ce projet, car nous devons finir et affiner la programation qui est encore très instable et rempli de bugs</text:span> </text:p>
      <text:p text:style-name="P7"/>
      <text:p text:style-name="P7">Diapo 13 : Merci de votre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alibri" svg:font-family="Calibri" style:font-family-generic="roman" style:font-pitch="variable"/>
    <style:font-face style:name="Franklin Gothic Book" svg:font-family="'Franklin Gothic Boo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de_7e_LT_7e_Gliederung_20_1" style:display-name="V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e3b3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default-outline-level="">
      <style:paragraph-properties fo:margin-top="0.4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Vide_7e_LT_7e_Gliederung_20_3" style:display-name="Vide~LT~Gliederung 3" style:family="paragraph" style:parent-style-name="Vide_7e_LT_7e_Gliederung_20_2" style:default-outline-level="">
      <style:paragraph-properties fo:margin-top="0.3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4" style:display-name="Vide~LT~Gliederung 4" style:family="paragraph" style:parent-style-name="Vide_7e_LT_7e_Gliederung_20_3" style:default-outline-level="">
      <style:paragraph-properties fo:margin-top="0.199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5" style:display-name="Vide~LT~Gliederung 5" style:family="paragraph" style:parent-style-name="Vide_7e_LT_7e_Gliederung_20_4"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7e_LT_7e_Untertitel" style:display-name="V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7e_LT_7e_Notizen" style:display-name="V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7e_LT_7e_Hintergrundobjekte" style:display-name="V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de_7e_LT_7e_Hintergrund" style:display-name="V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e3b3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1" style:display-name="Vide_~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4e3b3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5f__7e_LT_7e_Gliederung_20_2" style:display-name="Vide_~LT~Gliederung 2" style:family="paragraph" style:parent-style-name="Vide_5f_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4e3b3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Vide_5f__7e_LT_7e_Gliederung_20_3" style:display-name="Vide_~LT~Gliederung 3" style:family="paragraph" style:parent-style-name="Vide_5f_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4" style:display-name="Vide_~LT~Gliederung 4" style:family="paragraph" style:parent-style-name="Vide_5f_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4e3b3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5" style:display-name="Vide_~LT~Gliederung 5" style:family="paragraph" style:parent-style-name="Vide_5f_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6" style:display-name="Vide_~LT~Gliederung 6" style:family="paragraph" style:parent-style-name="Vide_5f_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7" style:display-name="Vide_~LT~Gliederung 7" style:family="paragraph" style:parent-style-name="Vide_5f_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8" style:display-name="Vide_~LT~Gliederung 8" style:family="paragraph" style:parent-style-name="Vide_5f_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9" style:display-name="Vide_~LT~Gliederung 9" style:family="paragraph" style:parent-style-name="Vide_5f_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4e3b3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Titel" style:display-name="Vide_~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5f__7e_LT_7e_Untertitel" style:display-name="Vide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5f__7e_LT_7e_Notizen" style:display-name="Vide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Vide_5f__7e_LT_7e_Hintergrundobjekte" style:display-name="Vid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de_5f__7e_LT_7e_Hintergrund" style:display-name="Vid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3:53:36.313000000</meta:creation-date>
    <dc:date>2018-05-27T15:16:51.332000000</dc:date>
    <meta:editing-duration>PT18M54S</meta:editing-duration>
    <meta:editing-cycles>2</meta:editing-cycles>
    <meta:generator>LibreOffice/5.0.1.2$Windows_x86 LibreOffice_project/81898c9f5c0d43f3473ba111d7b351050be20261</meta:generator>
    <meta:document-statistic meta:table-count="0" meta:image-count="0" meta:object-count="0" meta:page-count="1" meta:paragraph-count="18" meta:word-count="500" meta:character-count="2798" meta:non-whitespace-character-count="2309"/>
  </office:meta>
</office:document-meta>
</file>